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text-properties officeooo:rsid="000c0f95" officeooo:paragraph-rsid="000c0f95"/>
    </style:style>
    <style:style style:name="P2" style:family="paragraph" style:parent-style-name="Standard">
      <style:text-properties officeooo:rsid="000ef111" officeooo:paragraph-rsid="000ef111"/>
    </style:style>
    <style:style style:name="P3" style:family="paragraph" style:parent-style-name="Standard">
      <style:text-properties officeooo:rsid="0010161b" officeooo:paragraph-rsid="0010161b"/>
    </style:style>
    <style:style style:name="T1" style:family="text">
      <style:text-properties officeooo:rsid="000c0f95"/>
    </style:style>
    <style:style style:name="T2" style:family="text">
      <style:text-properties officeooo:rsid="000de726"/>
    </style:style>
    <style:style style:name="T3" style:family="text">
      <style:text-properties officeooo:rsid="000eb48a"/>
    </style:style>
    <style:style style:name="T4" style:family="text">
      <style:text-properties officeooo:rsid="0010d025"/>
    </style:style>
    <style:style style:name="T5" style:family="text">
      <style:text-properties officeooo:rsid="0011ebd9"/>
    </style:style>
    <style:style style:name="T6" style:family="text">
      <style:text-properties officeooo:rsid="001251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Discuss how searching is done on smartphones to search a specific person's contact saved in a contact app. Identify if there is any algorithm used for this job.</text:p>
      <text:p text:style-name="P2"/>
      <text:p text:style-name="P3">I did some research to on what smartphone APIs specify for this, and I found Android’s the most detailed. <text:span text:style-name="T1">According to the Android API, </text:span><text:span text:style-name="T2">raw contact info is stored in </text:span><text:span text:style-name="T3">B-tree tables. </text:span><text:span text:style-name="T4">A B-tree is a type of binary tree where each node can have more than two children. </text:span><text:span text:style-name="T3">You can search for info by using an SQL Lite query which typically searches using a binary search assuming that the table is pre-sorted. If the data is unsorted, a linear search will be performed. </text:span><text:span text:style-name="T5">This probably differs a bit from other smartphone OS’s though. Apple’s API detailed how contact info is stored in dictionaries where there are multiple keys that can be used for searching. Stack overflow recommends using a hybrid trie data structure where a tree stores the first character of a name in the first node layer, the second character in the second layer, and so on. To reduce tree size, they recommend limiting the length of the tree to 20-50 character layers and storing the rest of the name in a node in the bottom layer. </text:span><text:span text:style-name="T6">Both of these alternate methods would likely use a binary style of searching to find contac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7T02:45:17.378799100</meta:creation-date>
    <dc:date>2025-09-07T03:29:41.850312700</dc:date>
    <meta:editing-duration>PT22M13S</meta:editing-duration>
    <meta:editing-cycles>6</meta:editing-cycles>
    <meta:generator>LibreOffice/25.2.5.2$Windows_X86_64 LibreOffice_project/03d19516eb2e1dd5d4ccd751a0d6f35f35e08022</meta:generator>
    <meta:document-statistic meta:table-count="0" meta:image-count="0" meta:object-count="0" meta:page-count="1" meta:paragraph-count="2" meta:word-count="223" meta:character-count="1251" meta:non-whitespace-character-count="1030"/>
  </office:meta>
</office:document-meta>
</file>